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fo:color="#000000" style:font-name="Arial" fo:font-size="8.5pt" fo:letter-spacing="normal" fo:language="en" fo:country="GB" fo:font-style="italic" fo:font-weight="normal"/>
    </style:style>
    <style:style style:name="T4" style:family="text">
      <style:text-properties fo:font-variant="normal" fo:text-transform="none" style:font-name="Arial" fo:letter-spacing="normal" fo:language="en" fo:country="GB" fo:font-style="normal" fo:font-weight="normal"/>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style:font-name="Times New         Roman" fo:font-size="9pt" fo:language="en" fo:country="GB"/>
    </style:style>
    <style:style style:name="T8" style:family="text">
      <style:text-properties fo:font-size="9pt" fo:language="en" fo:country="GB"/>
    </style:style>
    <style:style style:name="T9" style:family="text">
      <style:text-properties fo:color="#2f2f2f" fo:font-size="9pt" fo:language="en" fo:country="GB"/>
    </style:style>
    <style:style style:name="T10" style:family="text">
      <style:text-properties fo:color="#1c1c1c" fo:font-size="9pt" fo:language="en" fo:country="GB"/>
    </style:style>
    <style:style style:name="T11" style:family="text">
      <style:text-properties fo:font-size="8.5pt" fo:language="en" fo:country="GB"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34</text:span><text:span text:style-name="T5">. Where a board member breaches the fund's code of conduct or acts in contravention of any of the responsibilities imposed upon him or her then the board should take such action as it considers<text:line-break/>appropriate, after consideration of any argument presented in defence of the board member concerned.<text:line-break/>This may, should the rules of the fund permit, be in the form of, inter alia, declaring that such trustee should vacate office; that such trustee is suspended from office for such period or in respect of such function as the board may decide, and subject to any appropriate terms and conditions imposed by the board. The objective of action by the board against a trustee is to preserve the integrity of the board and its governance role. Action against a board member should not be solely driven by whether or not the breach gave rise to financial or other reputational prejudice being suffered by the fund or any other stakeholder. Each matter should be assessed on the facts and merits of the situation, and an appropriate form of discipline should be impo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32:49</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1" meta:word-count="182" meta:character-count="1060" meta:non-whitespace-character-count="879"/>
  </office:meta>
</office:document-meta>
</file>